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fb9a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fb9a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fb9a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fb9a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fb9a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fb9a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fb9a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fb9a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fb9a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fb9a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fb9a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fb9a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fb9a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fb9a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fb9a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fb9a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fb9a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Mariangel Elena Rámirez Riva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2/10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86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ngel Ramir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793512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18.09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5" meta:character-count="1153" meta:non-whitespace-character-count="988"/>
    <meta:template xlink:type="simple" xlink:actuate="onRequest" xlink:title="Normal" xlink:href=""/>
  </office:meta>
</office:document-meta>
</file>